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Enchanted Land" svg:font-family="'Enchanted Land'"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Enchanted Land" fo:font-size="22pt" style:font-size-asian="22pt" style:font-size-complex="22pt"/>
    </style:style>
    <style:style style:name="P2" style:family="paragraph" style:parent-style-name="Standard">
      <style:text-properties style:font-name="Enchanted Land" fo:font-size="18pt" style:font-size-asian="18pt" style:font-size-complex="18pt"/>
    </style:style>
    <style:style style:name="P3" style:family="paragraph" style:parent-style-name="Standard">
      <style:text-properties style:font-name="Enchanted Land" fo:font-size="20pt" style:font-size-asian="20pt" style:font-size-complex="20pt"/>
    </style:style>
    <style:style style:name="P4" style:family="paragraph" style:parent-style-name="Standard">
      <style:text-properties style:font-name="Enchanted Land" fo:font-size="20pt" officeooo:rsid="001055f0" officeooo:paragraph-rsid="001055f0" style:font-size-asian="20pt" style:font-size-complex="20pt"/>
    </style:style>
    <style:style style:name="P5" style:family="paragraph" style:parent-style-name="Standard">
      <style:text-properties officeooo:paragraph-rsid="0011e4ef"/>
    </style:style>
    <style:style style:name="P6" style:family="paragraph" style:parent-style-name="Standard">
      <style:text-properties officeooo:paragraph-rsid="001299f0"/>
    </style:style>
    <style:style style:name="P7" style:family="paragraph" style:parent-style-name="Standard" style:master-page-name="MP0">
      <style:paragraph-properties fo:text-align="center" style:justify-single-word="false" style:page-number="auto" fo:break-before="page"/>
      <style:text-properties style:font-name="Enchanted Land" fo:font-size="32pt" style:font-size-asian="32pt" style:font-size-complex="32pt"/>
    </style:style>
    <style:style style:name="P8" style:family="paragraph" style:parent-style-name="Standard" style:list-style-name="L1"/>
    <style:style style:name="P9" style:family="paragraph" style:parent-style-name="Standard" style:list-style-name="L1">
      <style:text-properties style:font-name="Enchanted Land" fo:font-size="18pt" style:font-size-asian="18pt" style:font-size-complex="18pt"/>
    </style:style>
    <style:style style:name="P10" style:family="paragraph" style:parent-style-name="Standard" style:list-style-name="L2">
      <style:text-properties style:font-name="Enchanted Land" fo:font-size="18pt" style:font-size-asian="18pt" style:font-size-complex="18pt"/>
    </style:style>
    <style:style style:name="P11" style:family="paragraph" style:parent-style-name="Standard" style:list-style-name="L3">
      <style:text-properties style:font-name="Enchanted Land" fo:font-size="18pt" style:font-size-asian="18pt" style:font-size-complex="18pt"/>
    </style:style>
    <style:style style:name="P12" style:family="paragraph" style:parent-style-name="Standard" style:list-style-name="L4">
      <style:text-properties style:font-name="Enchanted Land" fo:font-size="18pt" style:font-size-asian="18pt" style:font-size-complex="18pt"/>
    </style:style>
    <style:style style:name="P13" style:family="paragraph" style:parent-style-name="Standard" style:list-style-name="L5">
      <style:text-properties style:font-name="Enchanted Land" fo:font-size="18pt" style:font-size-asian="18pt" style:font-size-complex="18pt"/>
    </style:style>
    <style:style style:name="P14" style:family="paragraph" style:parent-style-name="Standard" style:list-style-name="L7">
      <style:text-properties style:font-name="Enchanted Land" fo:font-size="18pt" style:font-size-asian="18pt" style:font-size-complex="18pt"/>
    </style:style>
    <style:style style:name="P15" style:family="paragraph" style:parent-style-name="Standard" style:list-style-name="L8">
      <style:text-properties style:font-name="Enchanted Land" fo:font-size="18pt" style:font-size-asian="18pt" style:font-size-complex="18pt"/>
    </style:style>
    <style:style style:name="P16" style:family="paragraph" style:parent-style-name="Standard" style:list-style-name="L12">
      <style:text-properties style:font-name="Enchanted Land" fo:font-size="18pt" style:font-size-asian="18pt" style:font-size-complex="18pt"/>
    </style:style>
    <style:style style:name="P17" style:family="paragraph" style:parent-style-name="Standard" style:list-style-name="L13">
      <style:text-properties style:font-name="Enchanted Land" fo:font-size="18pt" style:font-size-asian="18pt" style:font-size-complex="18pt"/>
    </style:style>
    <style:style style:name="P18" style:family="paragraph" style:parent-style-name="Standard" style:list-style-name="L9">
      <style:text-properties style:font-name="Enchanted Land" fo:font-size="20pt" style:font-size-asian="20pt" style:font-size-complex="20pt"/>
    </style:style>
    <style:style style:name="P19" style:family="paragraph" style:parent-style-name="Standard" style:list-style-name="L10">
      <style:text-properties style:font-name="Enchanted Land" fo:font-size="20pt" style:font-size-asian="20pt" style:font-size-complex="20pt"/>
    </style:style>
    <style:style style:name="P20" style:family="paragraph" style:parent-style-name="Standard" style:list-style-name="L11">
      <style:text-properties style:font-name="Enchanted Land" fo:font-size="20pt" style:font-size-asian="20pt" style:font-size-complex="20pt"/>
    </style:style>
    <style:style style:name="P21" style:family="paragraph" style:parent-style-name="Standard" style:list-style-name="L14">
      <style:text-properties style:font-name="Enchanted Land" fo:font-size="20pt" style:font-size-asian="20pt" style:font-size-complex="20pt"/>
    </style:style>
    <style:style style:name="P22" style:family="paragraph" style:parent-style-name="Standard" style:list-style-name="L15">
      <style:text-properties style:font-name="Enchanted Land" fo:font-size="20pt" style:font-size-asian="20pt" style:font-size-complex="20pt"/>
    </style:style>
    <style:style style:name="P23" style:family="paragraph" style:parent-style-name="Standard" style:list-style-name="L3"/>
    <style:style style:name="P24" style:family="paragraph" style:parent-style-name="Standard" style:list-style-name="L4"/>
    <style:style style:name="P25" style:family="paragraph" style:parent-style-name="Standard" style:list-style-name="L6"/>
    <style:style style:name="T1" style:family="text">
      <style:text-properties style:font-name="Enchanted Land" fo:font-size="20pt" style:font-size-asian="20pt" style:font-size-complex="20pt"/>
    </style:style>
    <style:style style:name="T2" style:family="text">
      <style:text-properties style:font-name="Enchanted Land" fo:font-size="20pt" officeooo:rsid="0011e4ef" style:font-size-asian="20pt" style:font-size-complex="20pt"/>
    </style:style>
    <style:style style:name="T3" style:family="text">
      <style:text-properties style:font-name="Enchanted Land" fo:font-size="20pt" officeooo:rsid="001299f0" style:font-size-asian="20pt" style:font-size-complex="20pt"/>
    </style:style>
    <style:style style:name="T4" style:family="text">
      <style:text-properties style:font-name="Enchanted Land" fo:font-size="18pt" style:font-size-asian="18pt" style:font-size-complex="18pt"/>
    </style:style>
    <style:style style:name="T5" style:family="text">
      <style:text-properties officeooo:rsid="0012e46d"/>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_5f_CharLFO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_5f_CharLFO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_5f_CharLFO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6LVL1"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_5f_CharLFO6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7LVL1"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_5f_CharLFO7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7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7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7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7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7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7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7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WW_5f_CharLFO8LVL1"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_5f_CharLFO8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8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8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8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8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8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8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8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WW_5f_CharLFO9LVL1"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_5f_CharLFO9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9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9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9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9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9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9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9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WW_5f_CharLFO10LVL1"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_5f_CharLFO10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0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0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0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0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0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0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0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WW_5f_CharLFO11LVL1" text:bullet-char="">
        <style:list-level-properties text:list-level-position-and-space-mode="label-alignment">
          <style:list-level-label-alignment text:label-followed-by="listtab" fo:text-indent="-0.635cm" fo:margin-left="1.886cm"/>
        </style:list-level-properties>
        <style:text-properties style:font-name="Wingdings"/>
      </text:list-level-style-bullet>
      <text:list-level-style-bullet text:level="2" text:style-name="WW_5f_CharLFO11LVL2" text:bullet-char="o">
        <style:list-level-properties text:list-level-position-and-space-mode="label-alignment">
          <style:list-level-label-alignment text:label-followed-by="listtab" fo:text-indent="-0.635cm" fo:margin-left="3.156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4.426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696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966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8.236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9.506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776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2.04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12LVL1" text:bullet-char="">
        <style:list-level-properties text:list-level-position-and-space-mode="label-alignment">
          <style:list-level-label-alignment text:label-followed-by="listtab" fo:text-indent="-0.635cm" fo:margin-left="3.771cm"/>
        </style:list-level-properties>
        <style:text-properties style:font-name="Wingdings"/>
      </text:list-level-style-bullet>
      <text:list-level-style-bullet text:level="2" text:style-name="WW_5f_CharLFO12LVL2" text:bullet-char="o">
        <style:list-level-properties text:list-level-position-and-space-mode="label-alignment">
          <style:list-level-label-alignment text:label-followed-by="listtab" fo:text-indent="-0.635cm" fo:margin-left="5.041cm"/>
        </style:list-level-properties>
        <style:text-properties style:font-name="Courier New"/>
      </text:list-level-style-bullet>
      <text:list-level-style-bullet text:level="3" text:style-name="WW_5f_CharLFO12LVL3" text:bullet-char="">
        <style:list-level-properties text:list-level-position-and-space-mode="label-alignment">
          <style:list-level-label-alignment text:label-followed-by="listtab" fo:text-indent="-0.635cm" fo:margin-left="6.311cm"/>
        </style:list-level-properties>
        <style:text-properties style:font-name="Wingdings"/>
      </text:list-level-style-bullet>
      <text:list-level-style-bullet text:level="4" text:style-name="WW_5f_CharLFO12LVL4" text:bullet-char="">
        <style:list-level-properties text:list-level-position-and-space-mode="label-alignment">
          <style:list-level-label-alignment text:label-followed-by="listtab" fo:text-indent="-0.635cm" fo:margin-left="7.581cm"/>
        </style:list-level-properties>
        <style:text-properties style:font-name="Symbol"/>
      </text:list-level-style-bullet>
      <text:list-level-style-bullet text:level="5" text:style-name="WW_5f_CharLFO12LVL5" text:bullet-char="o">
        <style:list-level-properties text:list-level-position-and-space-mode="label-alignment">
          <style:list-level-label-alignment text:label-followed-by="listtab" fo:text-indent="-0.635cm" fo:margin-left="8.851cm"/>
        </style:list-level-properties>
        <style:text-properties style:font-name="Courier New"/>
      </text:list-level-style-bullet>
      <text:list-level-style-bullet text:level="6" text:style-name="WW_5f_CharLFO12LVL6" text:bullet-char="">
        <style:list-level-properties text:list-level-position-and-space-mode="label-alignment">
          <style:list-level-label-alignment text:label-followed-by="listtab" fo:text-indent="-0.635cm" fo:margin-left="10.121cm"/>
        </style:list-level-properties>
        <style:text-properties style:font-name="Wingdings"/>
      </text:list-level-style-bullet>
      <text:list-level-style-bullet text:level="7" text:style-name="WW_5f_CharLFO12LVL7" text:bullet-char="">
        <style:list-level-properties text:list-level-position-and-space-mode="label-alignment">
          <style:list-level-label-alignment text:label-followed-by="listtab" fo:text-indent="-0.635cm" fo:margin-left="11.391cm"/>
        </style:list-level-properties>
        <style:text-properties style:font-name="Symbol"/>
      </text:list-level-style-bullet>
      <text:list-level-style-bullet text:level="8" text:style-name="WW_5f_CharLFO12LVL8" text:bullet-char="o">
        <style:list-level-properties text:list-level-position-and-space-mode="label-alignment">
          <style:list-level-label-alignment text:label-followed-by="listtab" fo:text-indent="-0.635cm" fo:margin-left="12.661cm"/>
        </style:list-level-properties>
        <style:text-properties style:font-name="Courier New"/>
      </text:list-level-style-bullet>
      <text:list-level-style-bullet text:level="9" text:style-name="WW_5f_CharLFO12LVL9" text:bullet-char="">
        <style:list-level-properties text:list-level-position-and-space-mode="label-alignment">
          <style:list-level-label-alignment text:label-followed-by="listtab" fo:text-indent="-0.635cm" fo:margin-left="13.9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WW_5f_CharLFO13LVL1" text:bullet-char="">
        <style:list-level-properties text:list-level-position-and-space-mode="label-alignment">
          <style:list-level-label-alignment text:label-followed-by="listtab" fo:text-indent="-0.635cm" fo:margin-left="3.771cm"/>
        </style:list-level-properties>
        <style:text-properties style:font-name="Wingdings"/>
      </text:list-level-style-bullet>
      <text:list-level-style-bullet text:level="2" text:style-name="WW_5f_CharLFO13LVL2" text:bullet-char="o">
        <style:list-level-properties text:list-level-position-and-space-mode="label-alignment">
          <style:list-level-label-alignment text:label-followed-by="listtab" fo:text-indent="-0.635cm" fo:margin-left="5.041cm"/>
        </style:list-level-properties>
        <style:text-properties style:font-name="Courier New"/>
      </text:list-level-style-bullet>
      <text:list-level-style-bullet text:level="3" text:style-name="WW_5f_CharLFO13LVL3" text:bullet-char="">
        <style:list-level-properties text:list-level-position-and-space-mode="label-alignment">
          <style:list-level-label-alignment text:label-followed-by="listtab" fo:text-indent="-0.635cm" fo:margin-left="6.311cm"/>
        </style:list-level-properties>
        <style:text-properties style:font-name="Wingdings"/>
      </text:list-level-style-bullet>
      <text:list-level-style-bullet text:level="4" text:style-name="WW_5f_CharLFO13LVL4" text:bullet-char="">
        <style:list-level-properties text:list-level-position-and-space-mode="label-alignment">
          <style:list-level-label-alignment text:label-followed-by="listtab" fo:text-indent="-0.635cm" fo:margin-left="7.581cm"/>
        </style:list-level-properties>
        <style:text-properties style:font-name="Symbol"/>
      </text:list-level-style-bullet>
      <text:list-level-style-bullet text:level="5" text:style-name="WW_5f_CharLFO13LVL5" text:bullet-char="o">
        <style:list-level-properties text:list-level-position-and-space-mode="label-alignment">
          <style:list-level-label-alignment text:label-followed-by="listtab" fo:text-indent="-0.635cm" fo:margin-left="8.851cm"/>
        </style:list-level-properties>
        <style:text-properties style:font-name="Courier New"/>
      </text:list-level-style-bullet>
      <text:list-level-style-bullet text:level="6" text:style-name="WW_5f_CharLFO13LVL6" text:bullet-char="">
        <style:list-level-properties text:list-level-position-and-space-mode="label-alignment">
          <style:list-level-label-alignment text:label-followed-by="listtab" fo:text-indent="-0.635cm" fo:margin-left="10.121cm"/>
        </style:list-level-properties>
        <style:text-properties style:font-name="Wingdings"/>
      </text:list-level-style-bullet>
      <text:list-level-style-bullet text:level="7" text:style-name="WW_5f_CharLFO13LVL7" text:bullet-char="">
        <style:list-level-properties text:list-level-position-and-space-mode="label-alignment">
          <style:list-level-label-alignment text:label-followed-by="listtab" fo:text-indent="-0.635cm" fo:margin-left="11.391cm"/>
        </style:list-level-properties>
        <style:text-properties style:font-name="Symbol"/>
      </text:list-level-style-bullet>
      <text:list-level-style-bullet text:level="8" text:style-name="WW_5f_CharLFO13LVL8" text:bullet-char="o">
        <style:list-level-properties text:list-level-position-and-space-mode="label-alignment">
          <style:list-level-label-alignment text:label-followed-by="listtab" fo:text-indent="-0.635cm" fo:margin-left="12.661cm"/>
        </style:list-level-properties>
        <style:text-properties style:font-name="Courier New"/>
      </text:list-level-style-bullet>
      <text:list-level-style-bullet text:level="9" text:style-name="WW_5f_CharLFO13LVL9" text:bullet-char="">
        <style:list-level-properties text:list-level-position-and-space-mode="label-alignment">
          <style:list-level-label-alignment text:label-followed-by="listtab" fo:text-indent="-0.635cm" fo:margin-left="13.9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WW_5f_CharLFO14LVL1" text:bullet-char="">
        <style:list-level-properties text:list-level-position-and-space-mode="label-alignment">
          <style:list-level-label-alignment text:label-followed-by="listtab" fo:text-indent="-0.635cm" fo:margin-left="3.771cm"/>
        </style:list-level-properties>
        <style:text-properties style:font-name="Wingdings"/>
      </text:list-level-style-bullet>
      <text:list-level-style-bullet text:level="2" text:style-name="WW_5f_CharLFO14LVL2" text:bullet-char="o">
        <style:list-level-properties text:list-level-position-and-space-mode="label-alignment">
          <style:list-level-label-alignment text:label-followed-by="listtab" fo:text-indent="-0.635cm" fo:margin-left="5.041cm"/>
        </style:list-level-properties>
        <style:text-properties style:font-name="Courier New"/>
      </text:list-level-style-bullet>
      <text:list-level-style-bullet text:level="3" text:style-name="WW_5f_CharLFO14LVL3" text:bullet-char="">
        <style:list-level-properties text:list-level-position-and-space-mode="label-alignment">
          <style:list-level-label-alignment text:label-followed-by="listtab" fo:text-indent="-0.635cm" fo:margin-left="6.311cm"/>
        </style:list-level-properties>
        <style:text-properties style:font-name="Wingdings"/>
      </text:list-level-style-bullet>
      <text:list-level-style-bullet text:level="4" text:style-name="WW_5f_CharLFO14LVL4" text:bullet-char="">
        <style:list-level-properties text:list-level-position-and-space-mode="label-alignment">
          <style:list-level-label-alignment text:label-followed-by="listtab" fo:text-indent="-0.635cm" fo:margin-left="7.581cm"/>
        </style:list-level-properties>
        <style:text-properties style:font-name="Symbol"/>
      </text:list-level-style-bullet>
      <text:list-level-style-bullet text:level="5" text:style-name="WW_5f_CharLFO14LVL5" text:bullet-char="o">
        <style:list-level-properties text:list-level-position-and-space-mode="label-alignment">
          <style:list-level-label-alignment text:label-followed-by="listtab" fo:text-indent="-0.635cm" fo:margin-left="8.851cm"/>
        </style:list-level-properties>
        <style:text-properties style:font-name="Courier New"/>
      </text:list-level-style-bullet>
      <text:list-level-style-bullet text:level="6" text:style-name="WW_5f_CharLFO14LVL6" text:bullet-char="">
        <style:list-level-properties text:list-level-position-and-space-mode="label-alignment">
          <style:list-level-label-alignment text:label-followed-by="listtab" fo:text-indent="-0.635cm" fo:margin-left="10.121cm"/>
        </style:list-level-properties>
        <style:text-properties style:font-name="Wingdings"/>
      </text:list-level-style-bullet>
      <text:list-level-style-bullet text:level="7" text:style-name="WW_5f_CharLFO14LVL7" text:bullet-char="">
        <style:list-level-properties text:list-level-position-and-space-mode="label-alignment">
          <style:list-level-label-alignment text:label-followed-by="listtab" fo:text-indent="-0.635cm" fo:margin-left="11.391cm"/>
        </style:list-level-properties>
        <style:text-properties style:font-name="Symbol"/>
      </text:list-level-style-bullet>
      <text:list-level-style-bullet text:level="8" text:style-name="WW_5f_CharLFO14LVL8" text:bullet-char="o">
        <style:list-level-properties text:list-level-position-and-space-mode="label-alignment">
          <style:list-level-label-alignment text:label-followed-by="listtab" fo:text-indent="-0.635cm" fo:margin-left="12.661cm"/>
        </style:list-level-properties>
        <style:text-properties style:font-name="Courier New"/>
      </text:list-level-style-bullet>
      <text:list-level-style-bullet text:level="9" text:style-name="WW_5f_CharLFO14LVL9" text:bullet-char="">
        <style:list-level-properties text:list-level-position-and-space-mode="label-alignment">
          <style:list-level-label-alignment text:label-followed-by="listtab" fo:text-indent="-0.635cm" fo:margin-left="13.9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WW_5f_CharLFO15LVL1" text:bullet-char="">
        <style:list-level-properties text:list-level-position-and-space-mode="label-alignment">
          <style:list-level-label-alignment text:label-followed-by="listtab" fo:text-indent="-0.635cm" fo:margin-left="3.771cm"/>
        </style:list-level-properties>
        <style:text-properties style:font-name="Wingdings"/>
      </text:list-level-style-bullet>
      <text:list-level-style-bullet text:level="2" text:style-name="WW_5f_CharLFO15LVL2" text:bullet-char="o">
        <style:list-level-properties text:list-level-position-and-space-mode="label-alignment">
          <style:list-level-label-alignment text:label-followed-by="listtab" fo:text-indent="-0.635cm" fo:margin-left="5.041cm"/>
        </style:list-level-properties>
        <style:text-properties style:font-name="Courier New"/>
      </text:list-level-style-bullet>
      <text:list-level-style-bullet text:level="3" text:style-name="WW_5f_CharLFO15LVL3" text:bullet-char="">
        <style:list-level-properties text:list-level-position-and-space-mode="label-alignment">
          <style:list-level-label-alignment text:label-followed-by="listtab" fo:text-indent="-0.635cm" fo:margin-left="6.311cm"/>
        </style:list-level-properties>
        <style:text-properties style:font-name="Wingdings"/>
      </text:list-level-style-bullet>
      <text:list-level-style-bullet text:level="4" text:style-name="WW_5f_CharLFO15LVL4" text:bullet-char="">
        <style:list-level-properties text:list-level-position-and-space-mode="label-alignment">
          <style:list-level-label-alignment text:label-followed-by="listtab" fo:text-indent="-0.635cm" fo:margin-left="7.581cm"/>
        </style:list-level-properties>
        <style:text-properties style:font-name="Symbol"/>
      </text:list-level-style-bullet>
      <text:list-level-style-bullet text:level="5" text:style-name="WW_5f_CharLFO15LVL5" text:bullet-char="o">
        <style:list-level-properties text:list-level-position-and-space-mode="label-alignment">
          <style:list-level-label-alignment text:label-followed-by="listtab" fo:text-indent="-0.635cm" fo:margin-left="8.851cm"/>
        </style:list-level-properties>
        <style:text-properties style:font-name="Courier New"/>
      </text:list-level-style-bullet>
      <text:list-level-style-bullet text:level="6" text:style-name="WW_5f_CharLFO15LVL6" text:bullet-char="">
        <style:list-level-properties text:list-level-position-and-space-mode="label-alignment">
          <style:list-level-label-alignment text:label-followed-by="listtab" fo:text-indent="-0.635cm" fo:margin-left="10.121cm"/>
        </style:list-level-properties>
        <style:text-properties style:font-name="Wingdings"/>
      </text:list-level-style-bullet>
      <text:list-level-style-bullet text:level="7" text:style-name="WW_5f_CharLFO15LVL7" text:bullet-char="">
        <style:list-level-properties text:list-level-position-and-space-mode="label-alignment">
          <style:list-level-label-alignment text:label-followed-by="listtab" fo:text-indent="-0.635cm" fo:margin-left="11.391cm"/>
        </style:list-level-properties>
        <style:text-properties style:font-name="Symbol"/>
      </text:list-level-style-bullet>
      <text:list-level-style-bullet text:level="8" text:style-name="WW_5f_CharLFO15LVL8" text:bullet-char="o">
        <style:list-level-properties text:list-level-position-and-space-mode="label-alignment">
          <style:list-level-label-alignment text:label-followed-by="listtab" fo:text-indent="-0.635cm" fo:margin-left="12.661cm"/>
        </style:list-level-properties>
        <style:text-properties style:font-name="Courier New"/>
      </text:list-level-style-bullet>
      <text:list-level-style-bullet text:level="9" text:style-name="WW_5f_CharLFO15LVL9" text:bullet-char="">
        <style:list-level-properties text:list-level-position-and-space-mode="label-alignment">
          <style:list-level-label-alignment text:label-followed-by="listtab" fo:text-indent="-0.635cm" fo:margin-left="13.9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Sistema do jogo</text:p>
      <text:p text:style-name="P1">Atributos básicos:</text:p>
      <text:p text:style-name="P1">Para todos os atributos e subatributos eles precisam de ao menos 5 para receberem algum tipo de modificador, exemplo: a cada 5 de vigor recebe-se 1 de modificador de vigor.</text:p>
      <text:p text:style-name="P1"/>
      <text:p text:style-name="Standard"><text:span text:style-name="Fonte_20_parág._20_padrão"><text:span text:style-name="T1">Força: É o caminho para aqueles que buscam a força e a Bravura. Interage diretamente com a constituição, o vigor e a resistência.</text:span></text:span></text:p>
      <text:list xml:id="list203786453" text:style-name="L1">
        <text:list-item>
          <text:p text:style-name="P9">Constituição: indicam quanto dano o personagem consegue resistir. Interage diretamente com a vida.</text:p>
        </text:list-item>
        <text:list-item>
          <text:p text:style-name="P8"><text:span text:style-name="Fonte_20_parág._20_padrão"><text:span text:style-name="T4">Vigor: indicam quanta energia o personagem possui para inda se manter ativo. Interage diretamente com a estamina.</text:span></text:span></text:p>
        </text:list-item>
        <text:list-item>
          <text:p text:style-name="P8"><text:span text:style-name="Fonte_20_parág._20_padrão"><text:span text:style-name="T4">Resistência: indicam quanto de resistência natural o personagem possui, servem como pontos de redução de dano.</text:span></text:span></text:p>
        </text:list-item>
      </text:list>
      <text:p text:style-name="P3">Destreza: É o caminho para aqueles que buscam a mobilidade. Interage diretamente com a esquiva, a acrobacia e a furtividade.</text:p>
      <text:list xml:id="list3871495727" text:style-name="L2">
        <text:list-item>
          <text:p text:style-name="P10">Esquiva: Indicam o que o nome já diz tudo.</text:p>
        </text:list-item>
        <text:list-item>
          <text:p text:style-name="P10">Acrobacias: Indicam a capacidade do personagem fazer façanhas como lê parkour, piruetas, etc.</text:p>
        </text:list-item>
        <text:list-item>
          <text:p text:style-name="P10">Furtividade: Indicam o quão sorrateiro o personagem é.</text:p>
        </text:list-item>
      </text:list>
      <text:p text:style-name="P3">Intelecto: É o caminho para aqueles que buscam a sabedoria. Interage diretamente com a percepção, o carisma e a mágica.</text:p>
      <text:list xml:id="list3781910693" text:style-name="L3">
        <text:list-item>
          <text:p text:style-name="P11">Percepção: Indicam a capacidade do personagem perceber e Investigar.</text:p>
        </text:list-item>
        <text:list-item>
          <text:p text:style-name="P11">Carisma: Indicam a capacidade de comunicação do personagem.</text:p>
        </text:list-item>
        <text:list-item>
          <text:p text:style-name="P23"><text:span text:style-name="Fonte_20_parág._20_padrão"><text:span text:style-name="T4">Mágica: Indicam quanto de conhecimento mágico o personagem possui e a quantidade de energia mágica o personagem possui. Interage diretamente com a mana.</text:span></text:span></text:p>
        </text:list-item>
      </text:list>
      <text:p text:style-name="P1">Atributos</text:p>
      <text:p text:style-name="P3">Vida: São pontos de vida do personagem, quando chega a 0 o personagem precisa fazer um teste de resistência a morte.</text:p>
      <text:list xml:id="list969192619" text:style-name="L4">
        <text:list-item>
          <text:p text:style-name="P12">A vida máxima indica o máximo de vida do personagem.</text:p>
        </text:list-item>
        <text:list-item>
          <text:p text:style-name="P12">A cada 1 de constituição, adiciona-se 1 de vida ao personagem.</text:p>
        </text:list-item>
        <text:list-item>
          <text:p text:style-name="P24"><text:span text:style-name="Fonte_20_parág._20_padrão"><text:span text:style-name="T4">A constituição também serve como pontos extras de vida ao tirar a sorte de ganho de vida.</text:span></text:span></text:p>
        </text:list-item>
      </text:list>
      <text:p text:style-name="Standard"><text:soft-page-break/><text:span text:style-name="Fonte_20_parág._20_padrão"><text:span text:style-name="T1">Estamina: Pontos de energia que mantém o personagem ativo, são também utilizados para usar uma habilidade física.</text:span></text:span></text:p>
      <text:list xml:id="list1025316600" text:style-name="L5">
        <text:list-item>
          <text:p text:style-name="P13">A Estamina máxima indica o máximo de Estamina do personagem.</text:p>
        </text:list-item>
        <text:list-item>
          <text:p text:style-name="P13">A cada 1 ponto de vigor, adiciona-se 1 ponto de Estamina ao personagem.</text:p>
        </text:list-item>
        <text:list-item>
          <text:p text:style-name="P13">O vigor também serve como pontos extras de estamina ao tirar a sorte de ganho de estamina.</text:p>
        </text:list-item>
        <text:list-item>
          <text:p text:style-name="P13">Quando a estamina está a 30% ou menos o personagem fica cansado, estando em desvantagem.</text:p>
        </text:list-item>
        <text:list-item>
          <text:p text:style-name="P13">Quando a estamina está a 10% ou menos o personagem fica exausto, estando em muita desvantagem.</text:p>
        </text:list-item>
        <text:list-item>
          <text:p text:style-name="P13">Quando a estamina zera, ou seja, chega a zero, o personagem desmaia.</text:p>
        </text:list-item>
      </text:list>
      <text:p text:style-name="Standard"><text:span text:style-name="Fonte_20_parág._20_padrão"><text:span text:style-name="T1">Mana: São pontos de energia mágica que são utilizados para usar uma habilidade mágica.</text:span></text:span></text:p>
      <text:list xml:id="list585976949" text:style-name="L6">
        <text:list-item>
          <text:p text:style-name="P25"><text:span text:style-name="Fonte_20_parág._20_padrão"><text:span text:style-name="T4">A Mana máxima indica o máximo de Mana do personagem.</text:span></text:span></text:p>
        </text:list-item>
      </text:list>
      <text:list xml:id="list3906645646" text:style-name="L7">
        <text:list-item>
          <text:p text:style-name="P14">A cada 1 ponto de mágica, adiciona-se 1 ponto de mana ao personagem.</text:p>
        </text:list-item>
        <text:list-item>
          <text:p text:style-name="P14">A mágica também serve como pontos extras de mana ao tirar a sorte de ganho de mana.</text:p>
        </text:list-item>
      </text:list>
      <text:p text:style-name="P3">Estes atributos se recuperam por completo após um descanso.</text:p>
      <text:p text:style-name="P3">RDF: Resistência a dano físico, capacidade do personagem a resistir a danos de armas físicas, esta resistência pode ser resultado da sua resistência natural resultado do modificador de resistência, ou proveniente de alguma armadura ou encantamento ou qualquer outra coisa relacionada a proteção ou resistência a dano físico.</text:p>
      <text:p text:style-name="P3">RDM: Resistência a dano mágico, capacidade do personagem a resistir a danos proveniente de magia ou de armas eletrônicas, esta resistência pode ser resultado da sua resistência natural, proveniente do modificador de resistência, ou resultado de alguma armadura ou encantamento ou qualquer outra coisa relacionada a proteção ou resistência a dano mágico.</text:p>
      <text:p text:style-name="P3">CA: Classe de Armadura, este é o indicador no qual mostra a dificuldade do personagem em ser acertado pelos oponentes, proveniente do modificador de esquiva que concede 1 de CA para ponto de modificador de esquiva, itens também podem conceder CA, armaduras médias e pesadas podem tirar CA, a CA base é 10.</text:p>
      <text:p text:style-name="P3">RS: Resistência a Status, indica a capacidade do personagem em resistir a status negativos como atordoamento, sono, tontura, envenenamento, entre outros, a RS quase não se aplica muito a efeitos de magia, este efeito é proporcional ao modificador de resistência.</text:p>
      <text:p text:style-name="P3">RM: Resistência Mágica, indica a capacidade do personagem em resistir a status de magia como paralisia, feitiço (ou enfeitiçamento), confusão, entre outros, este subatributos é proporcional ao modificador de mágica, itens podem também influenciar na RM. </text:p>
      <text:p text:style-name="P3"><text:soft-page-break/>Escudo do jogador: é uma folha separada onde o jogador faz certas anotações como seus bônus, efeitos de itens ou de habilidades e etc; ou seja, anotações rápidas</text:p>
      <text:p text:style-name="P3">Xp: pontos de experiência.</text:p>
      <text:list xml:id="list4235011345" text:style-name="L8">
        <text:list-item>
          <text:p text:style-name="P15">Experiência necessária para passar de nível:</text:p>
        </text:list-item>
      </text:list>
      <text:p text:style-name="P2">Base: 250</text:p>
      <text:p text:style-name="P2">Multiplicador de experiência necessária: 1,8</text:p>
      <text:p text:style-name="P3">NV: Nível do personagem.</text:p>
      <text:list xml:id="list114916474818679" text:continue-numbering="true" text:style-name="L8">
        <text:list-item>
          <text:p text:style-name="P15">Não há limite de nível.</text:p>
        </text:list-item>
        <text:list-item>
          <text:p text:style-name="P15">Quando o personagem sobe de nível, ele ganha 1 ponto em cada atributo primário (força, destreza e intelecto) e mais 5 pontos para distribuir entre eles.</text:p>
        </text:list-item>
      </text:list>
      <text:p text:style-name="P3">Ouro: Moeda do jogo.</text:p>
      <text:list xml:id="list691584642" text:style-name="L9">
        <text:list-item>
          <text:p text:style-name="P18">P: 1 peça</text:p>
        </text:list-item>
        <text:list-item>
          <text:p text:style-name="P18">KP: 1.000 peças</text:p>
        </text:list-item>
        <text:list-item>
          <text:p text:style-name="P18">MP: 1.000.000 peças</text:p>
        </text:list-item>
        <text:list-item>
          <text:p text:style-name="P18">TP: 1.000.000.000 peças</text:p>
        </text:list-item>
      </text:list>
      <text:p text:style-name="Standard"><text:span text:style-name="Fonte_20_parág._20_padrão"><text:span text:style-name="T1">Classe: o nome já diz tudo, as classes são criadas pelo mestre, elas que definirão as interações entre força, destreza e intelecto e seus subatributos</text:span></text:span></text:p>
      <text:p text:style-name="P1">Inventário: O próprio nome já diz tudo.</text:p>
      <text:list xml:id="list1617445240" text:style-name="L10">
        <text:list-item>
          <text:p text:style-name="P19">Quando um item estiver equipado, coloca-se um E na frente do item.</text:p>
        </text:list-item>
      </text:list>
      <text:p text:style-name="P4">Proficiências: Área onde se anota as proficiências do personagem, <text:span text:style-name="T5">para saber mais leia habilidades e proficiência.</text:span></text:p>
      <text:p text:style-name="P1">Habilidades: Área onde se anota as habilidades do personagem.</text:p>
      <text:list xml:id="list114917796831367" text:continue-numbering="true" text:style-name="L10">
        <text:list-item>
          <text:p text:style-name="P19">Pode-se criar qualquer tipo de habilidade para o personagem, <text:span text:style-name="T5">para saber mais leia habilidades e proficiência.</text:span></text:p>
        </text:list-item>
        <text:list-item>
          <text:p text:style-name="P19">A cada nível o jogador pode criar uma habilidade nova, sendo no nível 1 a primeira habilidade.</text:p>
        </text:list-item>
      </text:list>
      <text:p text:style-name="P1">Descrição: Área onde se descreve sobre o personagem, tipo uma área onde se escreve uma lore para o personagem.</text:p>
      <text:p text:style-name="P1">Características do personagem:</text:p>
      <text:p text:style-name="Standard"><text:span text:style-name="Fonte_20_parág._20_padrão"><text:span text:style-name="T1">Aparência física: Área onde se desenha o personagem, tente não desenha-o malfeito, ele precisa ser bem definido.</text:span></text:span></text:p>
      <text:p text:style-name="P3"><text:soft-page-break/>Características psicológica: área onde se descreve a parte mental do personagem.</text:p>
      <text:p text:style-name="P1">Teste de morte: Neste teste todos os bônus e debuffs são ignorados.</text:p>
      <text:list xml:id="list959614350" text:style-name="L11">
        <text:list-item>
          <text:p text:style-name="P20">1º teste: requer pelo menos 5 no D20 para passar no teste.</text:p>
        </text:list-item>
        <text:list-item>
          <text:p text:style-name="P20">2º teste: requer pelo menos 10 no D20 para passar no teste.</text:p>
        </text:list-item>
        <text:list-item>
          <text:p text:style-name="P20">3º teste: requer pelo menos 14 no D20 para passar no teste.</text:p>
        </text:list-item>
        <text:list-item>
          <text:p text:style-name="P20">4º teste: requer pelo menos 18 no D20 para passar no teste.</text:p>
        </text:list-item>
      </text:list>
      <text:p text:style-name="P1">Casos especiais:</text:p>
      <text:p text:style-name="P3">Sono: quando o personagem fica com sono ele perde estamina com base no seu estágio, e pode ser resolvido com um descanso.</text:p>
      <text:list xml:id="list2512907324" text:style-name="L12">
        <text:list-item>
          <text:p text:style-name="P16">Mal dormido: -30% de estamina.</text:p>
        </text:list-item>
        <text:list-item>
          <text:p text:style-name="P16">Com sono: -60% de estamina.</text:p>
        </text:list-item>
        <text:list-item>
          <text:p text:style-name="P16">Sonolento: -90% de sua estamina.</text:p>
        </text:list-item>
        <text:list-item>
          <text:p text:style-name="P16">Exaustão: Desmaio.</text:p>
        </text:list-item>
      </text:list>
      <text:p text:style-name="Standard"><text:span text:style-name="Fonte_20_parág._20_padrão"><text:span text:style-name="T1">Fome: O personagem precisa estar bem alimentado para manter-se ativo, ficar com vida fará o personagem perde estamina e vida com base no seu estágio, este problema pode ser resolvido com a alimentação.</text:span></text:span></text:p>
      <text:list xml:id="list3958167986" text:style-name="L13">
        <text:list-item>
          <text:p text:style-name="P17">Mal Alimentado: -20% de estamina.</text:p>
        </text:list-item>
        <text:list-item>
          <text:p text:style-name="P17">Com fome: -60% de estamina e -40% de vida.</text:p>
        </text:list-item>
        <text:list-item>
          <text:p text:style-name="P17">Faminto: -80% de estamina e -60% de vida.</text:p>
        </text:list-item>
        <text:list-item>
          <text:p text:style-name="P17">Inanição: Teste de morte.</text:p>
        </text:list-item>
      </text:list>
      <text:p text:style-name="Standard"><text:span text:style-name="Fonte_20_parág._20_padrão"><text:span text:style-name="T1">Sede: O personagem precisa estar bem hidratado para manter-se ativo, ficar com sede fará o personagem perder estamina, vida e mana com base no seu estágio, este problema pode ser resolvido bebendo água.</text:span></text:span></text:p>
      <text:list xml:id="list2917171729" text:style-name="L14">
        <text:list-item>
          <text:p text:style-name="P21">Mal hidratado: -15% de estamina.</text:p>
        </text:list-item>
        <text:list-item>
          <text:p text:style-name="P21">Com sede: -40% de estamina e -30% de mana.</text:p>
        </text:list-item>
        <text:list-item>
          <text:p text:style-name="P21">Sedento: -75% de estamina, -40% de vida e -80% de mana.</text:p>
        </text:list-item>
        <text:list-item>
          <text:p text:style-name="P21">Desidratado: teste de morte.</text:p>
        </text:list-item>
      </text:list>
      <text:p text:style-name="P3">Nutrição: o personagem precisa estar bem nutrido para que se desempenhe melhor, a nutrição pode garantir vantagem, enquanto a destruição deixa o personagem com desvantagem, a nutrição varia de acordo com uma dieta balanceada.</text:p>
      <text:list xml:id="list1143959327" text:style-name="L15">
        <text:list-item>
          <text:p text:style-name="P22">Bem nutrido: +20% de vida, +10% de estamina e +12% de mana</text:p>
        </text:list-item>
        <text:list-item>
          <text:p text:style-name="P22"><text:soft-page-break/>Nutrido: Sem bônus ou debuffs</text:p>
        </text:list-item>
        <text:list-item>
          <text:p text:style-name="P22">Malnutrido: -10% de vida, -10% de estamina.</text:p>
        </text:list-item>
        <text:list-item>
          <text:p text:style-name="P22">Desnutrido: -30% de vida, -20% de estamina e -15% de mana.</text:p>
        </text:list-item>
      </text:list>
      <text:p text:style-name="P3">Desvantagem: -5 em todos os testes.</text:p>
      <text:p text:style-name="Standard"><text:span text:style-name="Fonte_20_parág._20_padrão"><text:span text:style-name="T1">Muita desvantagem: -10 em todos os testes.</text:span></text:span></text:p>
      <text:p text:style-name="P5"><text:span text:style-name="Fonte_20_parág._20_padrão"><text:span text:style-name="T2">Existem coisas que somente o mestre pode saber, cabe ao mestre decidir se vai permitir que tais informações são permitidas ou não, sem falar que ele pode fazer muitas coisas que ele quiser.</text:span></text:span></text:p>
      <text:p text:style-name="P5"><text:span text:style-name="Fonte_20_parág._20_padrão"><text:span text:style-name="T2">O mestre pode criar seu próprio escudo pegando uma folha em branco para fazer anotações rápidas.</text:span></text:span></text:p>
      <text:p text:style-name="P6"><text:span text:style-name="Fonte_20_parág._20_padrão"><text:span text:style-name="T3">Observações finais: caro mestre, caso queria criar um mapa para o seu mundo criado por você, use o site inkarnate, link aqui: </text:span></text:span><text:a xlink:type="simple" xlink:href="https://inkarnate.com/" text:style-name="Internet_20_link" text:visited-style-name="Visited_20_Internet_20_Link"><text:span text:style-name="Fonte_20_parág._20_padrão"><text:span text:style-name="T3">inkarnate.com</text:span></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Enchanted Land" svg:font-family="'Enchanted Land'" style:font-family-generic="system" style:font-pitch="variable"/>
    <style:font-face style:name="SimSun" svg:font-family="SimSun"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pt" fo:country="BR" fo:font-style="normal" style:text-underline-style="none" fo:font-weight="normal" style:letter-kerning="true" style:font-name-asia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pt" fo:country="BR"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Fonte_20_parág._20_padrão" style:display-name="Fonte parág. padrão"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Numbering_20_Symbols" style:display-name="Numbering Symbols" style:family="text"/>
    <style:style style:name="WW_5f_CharLFO1LVL1" style:display-name="WW_CharLFO1LVL1" style:family="text">
      <style:text-properties style:font-name="Wingdings" fo:font-family="Wingdings" style:font-family-generic="system"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Wingdings" fo:font-family="Wingdings" style:font-family-generic="system"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Wingdings" fo:font-family="Wingdings" style:font-family-generic="system"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Wingdings" fo:font-family="Wingdings" style:font-family-generic="system"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Wingdings" fo:font-family="Wingdings" style:font-family-generic="system"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Wingdings" fo:font-family="Wingdings" style:font-family-generic="system"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Wingdings" fo:font-family="Wingdings" style:font-family-generic="system"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Wingdings" fo:font-family="Wingdings" style:font-family-generic="system"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Wingdings" fo:font-family="Wingdings" style:font-family-generic="system"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style>
    <style:style style:name="WW_5f_CharLFO10LVL1" style:display-name="WW_CharLFO10LVL1" style:family="text">
      <style:text-properties style:font-name="Wingdings" fo:font-family="Wingdings" style:font-family-generic="system"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style>
    <style:style style:name="WW_5f_CharLFO11LVL1" style:display-name="WW_CharLFO11LVL1" style:family="text">
      <style:text-properties style:font-name="Wingdings" fo:font-family="Wingdings" style:font-family-generic="system" style:font-pitch="variable" style:font-charset="x-symbol"/>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 fo:font-family="Wingdings" style:font-family-generic="system" style:font-pitch="variable" style:font-charset="x-symbol"/>
    </style:style>
    <style:style style:name="WW_5f_CharLFO12LVL1" style:display-name="WW_CharLFO12LVL1" style:family="text">
      <style:text-properties style:font-name="Wingdings" fo:font-family="Wingdings" style:font-family-generic="system" style:font-pitch="variable" style:font-charset="x-symbol"/>
    </style:style>
    <style:style style:name="WW_5f_CharLFO12LVL2" style:display-name="WW_CharLFO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3" style:display-name="WW_CharLFO12LVL3" style:family="text">
      <style:text-properties style:font-name="Wingdings"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6" style:display-name="WW_CharLFO12LVL6" style:family="text">
      <style:text-properties style:font-name="Wingdings"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9" style:display-name="WW_CharLFO12LVL9" style:family="text">
      <style:text-properties style:font-name="Wingdings" fo:font-family="Wingdings" style:font-family-generic="system" style:font-pitch="variable" style:font-charset="x-symbol"/>
    </style:style>
    <style:style style:name="WW_5f_CharLFO13LVL1" style:display-name="WW_CharLFO13LVL1" style:family="text">
      <style:text-properties style:font-name="Wingdings" fo:font-family="Wingdings" style:font-family-generic="system" style:font-pitch="variable" style:font-charset="x-symbol"/>
    </style:style>
    <style:style style:name="WW_5f_CharLFO13LVL2" style:display-name="WW_CharLFO1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3" style:display-name="WW_CharLFO13LVL3" style:family="text">
      <style:text-properties style:font-name="Wingdings" fo:font-family="Wingdings" style:font-family-generic="system" style:font-pitch="variable" style:font-charset="x-symbol"/>
    </style:style>
    <style:style style:name="WW_5f_CharLFO13LVL4" style:display-name="WW_CharLFO13LVL4" style:family="text">
      <style:text-properties style:font-name="Symbol" fo:font-family="Symbol" style:font-family-generic="roman" style:font-pitch="variable" style:font-charset="x-symbol"/>
    </style:style>
    <style:style style:name="WW_5f_CharLFO13LVL5" style:display-name="WW_CharLFO1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6" style:display-name="WW_CharLFO13LVL6" style:family="text">
      <style:text-properties style:font-name="Wingdings" fo:font-family="Wingdings" style:font-family-generic="system" style:font-pitch="variable" style:font-charset="x-symbol"/>
    </style:style>
    <style:style style:name="WW_5f_CharLFO13LVL7" style:display-name="WW_CharLFO13LVL7" style:family="text">
      <style:text-properties style:font-name="Symbol" fo:font-family="Symbol" style:font-family-generic="roman" style:font-pitch="variable" style:font-charset="x-symbol"/>
    </style:style>
    <style:style style:name="WW_5f_CharLFO13LVL8" style:display-name="WW_CharLFO1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9" style:display-name="WW_CharLFO13LVL9" style:family="text">
      <style:text-properties style:font-name="Wingdings" fo:font-family="Wingdings" style:font-family-generic="system" style:font-pitch="variable" style:font-charset="x-symbol"/>
    </style:style>
    <style:style style:name="WW_5f_CharLFO14LVL1" style:display-name="WW_CharLFO14LVL1" style:family="text">
      <style:text-properties style:font-name="Wingdings" fo:font-family="Wingdings" style:font-family-generic="system" style:font-pitch="variable" style:font-charset="x-symbol"/>
    </style:style>
    <style:style style:name="WW_5f_CharLFO14LVL2" style:display-name="WW_CharLFO1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3" style:display-name="WW_CharLFO14LVL3" style:family="text">
      <style:text-properties style:font-name="Wingdings" fo:font-family="Wingdings" style:font-family-generic="system" style:font-pitch="variable" style:font-charset="x-symbol"/>
    </style:style>
    <style:style style:name="WW_5f_CharLFO14LVL4" style:display-name="WW_CharLFO14LVL4" style:family="text">
      <style:text-properties style:font-name="Symbol" fo:font-family="Symbol" style:font-family-generic="roman" style:font-pitch="variable" style:font-charset="x-symbol"/>
    </style:style>
    <style:style style:name="WW_5f_CharLFO14LVL5" style:display-name="WW_CharLFO1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6" style:display-name="WW_CharLFO14LVL6" style:family="text">
      <style:text-properties style:font-name="Wingdings" fo:font-family="Wingdings" style:font-family-generic="system" style:font-pitch="variable" style:font-charset="x-symbol"/>
    </style:style>
    <style:style style:name="WW_5f_CharLFO14LVL7" style:display-name="WW_CharLFO14LVL7" style:family="text">
      <style:text-properties style:font-name="Symbol" fo:font-family="Symbol" style:font-family-generic="roman" style:font-pitch="variable" style:font-charset="x-symbol"/>
    </style:style>
    <style:style style:name="WW_5f_CharLFO14LVL8" style:display-name="WW_CharLFO1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9" style:display-name="WW_CharLFO14LVL9" style:family="text">
      <style:text-properties style:font-name="Wingdings" fo:font-family="Wingdings" style:font-family-generic="system" style:font-pitch="variable" style:font-charset="x-symbol"/>
    </style:style>
    <style:style style:name="WW_5f_CharLFO15LVL1" style:display-name="WW_CharLFO15LVL1" style:family="text">
      <style:text-properties style:font-name="Wingdings" fo:font-family="Wingdings" style:font-family-generic="system" style:font-pitch="variable" style:font-charset="x-symbol"/>
    </style:style>
    <style:style style:name="WW_5f_CharLFO15LVL2" style:display-name="WW_CharLFO1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3" style:display-name="WW_CharLFO15LVL3" style:family="text">
      <style:text-properties style:font-name="Wingdings" fo:font-family="Wingdings" style:font-family-generic="system" style:font-pitch="variable" style:font-charset="x-symbol"/>
    </style:style>
    <style:style style:name="WW_5f_CharLFO15LVL4" style:display-name="WW_CharLFO15LVL4" style:family="text">
      <style:text-properties style:font-name="Symbol" fo:font-family="Symbol" style:font-family-generic="roman" style:font-pitch="variable" style:font-charset="x-symbol"/>
    </style:style>
    <style:style style:name="WW_5f_CharLFO15LVL5" style:display-name="WW_CharLFO1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6" style:display-name="WW_CharLFO15LVL6" style:family="text">
      <style:text-properties style:font-name="Wingdings" fo:font-family="Wingdings" style:font-family-generic="system" style:font-pitch="variable" style:font-charset="x-symbol"/>
    </style:style>
    <style:style style:name="WW_5f_CharLFO15LVL7" style:display-name="WW_CharLFO15LVL7" style:family="text">
      <style:text-properties style:font-name="Symbol" fo:font-family="Symbol" style:font-family-generic="roman" style:font-pitch="variable" style:font-charset="x-symbol"/>
    </style:style>
    <style:style style:name="WW_5f_CharLFO15LVL8" style:display-name="WW_CharLFO1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9" style:display-name="WW_CharLFO15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4.2$Windows_X86_64 LibreOffice_project/9b0d9b32d5dcda91d2f1a96dc04c645c450872bf</meta:generator>
    <meta:initial-creator>Flame Cat</meta:initial-creator>
    <meta:creation-date>2018-04-20T16:53:00Z</meta:creation-date>
    <dc:date>2018-06-21T11:49:15.997000000</dc:date>
    <meta:print-date>2017-09-01T17:44:00Z</meta:print-date>
    <meta:editing-cycles>10</meta:editing-cycles>
    <meta:editing-duration>PT1H5M51S</meta:editing-duration>
    <meta:document-statistic meta:table-count="0" meta:image-count="0" meta:object-count="0" meta:page-count="5" meta:paragraph-count="92" meta:word-count="1341" meta:character-count="7870" meta:non-whitespace-character-count="6671"/>
    <meta:template xlink:type="simple" xlink:actuate="onRequest" xlink:title="" xlink:href="Normal"/>
  </office:meta>
</office:document-meta>
</file>